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1" svg:font-family="'Liberation Serif'" style:font-family-generic="roman"/>
    <style:font-face style:name="DejaVu Sans Mono" svg:font-family="'DejaVu Sans Mono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3.493cm"/>
    </style:style>
    <style:style style:name="Table1.B" style:family="table-column">
      <style:table-column-properties style:column-width="3.704cm"/>
    </style:style>
    <style:style style:name="Table1.C" style:family="table-column">
      <style:table-column-properties style:column-width="3.002cm"/>
    </style:style>
    <style:style style:name="Table1.D" style:family="table-column">
      <style:table-column-properties style:column-width="3.692cm"/>
    </style:style>
    <style:style style:name="Table1.E" style:family="table-column">
      <style:table-column-properties style:column-width="3.122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4pt" fo:font-style="italic" style:font-size-asian="14pt" style:font-style-asian="italic" style:font-size-complex="14pt" style:font-style-complex="italic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text-properties fo:font-size="14pt" officeooo:rsid="0017478d" officeooo:paragraph-rsid="0017478d" style:font-size-asian="14pt" style:font-size-complex="14pt"/>
    </style:style>
    <style:style style:name="P4" style:family="paragraph" style:parent-style-name="Standard">
      <style:text-properties fo:font-size="14pt" officeooo:paragraph-rsid="0019564c" style:font-size-asian="14pt" style:font-size-complex="14pt"/>
    </style:style>
    <style:style style:name="P5" style:family="paragraph" style:parent-style-name="Standard">
      <style:text-properties fo:font-size="14pt" officeooo:rsid="00227617" officeooo:paragraph-rsid="0017478d" style:font-size-asian="14pt" style:font-size-complex="14pt"/>
    </style:style>
    <style:style style:name="P6" style:family="paragraph" style:parent-style-name="Standard">
      <style:text-properties fo:font-size="14pt" officeooo:rsid="00227617" officeooo:paragraph-rsid="00227617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fo:font-size="32pt" style:font-size-asian="32pt" style:font-size-complex="32pt"/>
    </style:style>
    <style:style style:name="P8" style:family="paragraph" style:parent-style-name="Standard">
      <style:paragraph-properties fo:text-align="center" style:justify-single-word="false"/>
      <style:text-properties fo:font-size="32pt" fo:font-weight="bold" officeooo:paragraph-rsid="0017478d" style:font-size-asian="32pt" style:font-weight-asian="bold" style:font-size-complex="32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32pt" fo:font-weight="bold" officeooo:rsid="0017478d" officeooo:paragraph-rsid="0017478d" style:font-size-asian="32pt" style:font-weight-asian="bold" style:font-size-complex="32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20pt" fo:font-weight="bold" officeooo:paragraph-rsid="0019564c" style:font-size-asian="20pt" style:font-weight-asian="bold" style:font-size-complex="20pt" style:font-weight-complex="bold"/>
    </style:style>
    <style:style style:name="P12" style:family="paragraph" style:parent-style-name="Table_20_Contents">
      <style:text-properties fo:font-size="14pt" officeooo:rsid="002843b8" officeooo:paragraph-rsid="002843b8" style:font-size-asian="14pt" style:font-size-complex="14pt"/>
    </style:style>
    <style:style style:name="P13" style:family="paragraph" style:parent-style-name="Standard">
      <style:text-properties fo:font-size="14pt" officeooo:paragraph-rsid="002f8ff8" style:font-size-asian="14pt" style:font-size-complex="14pt"/>
    </style:style>
    <style:style style:name="P14" style:family="paragraph" style:parent-style-name="Standard">
      <style:text-properties fo:font-size="14pt" fo:font-style="normal" fo:font-weight="normal" officeooo:rsid="002f8ff8" officeooo:paragraph-rsid="002f8ff8" style:font-size-asian="14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4pt" fo:font-style="normal" fo:font-weight="normal" officeooo:paragraph-rsid="002f8ff8" style:font-size-asian="12.25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>
      <style:paragraph-properties fo:text-align="center" style:justify-single-word="false"/>
      <style:text-properties fo:font-size="20pt" fo:font-weight="bold" officeooo:paragraph-rsid="002f8ff8" style:font-size-asian="20pt" style:font-weight-asian="bold" style:font-size-complex="20pt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size="20pt" fo:font-style="normal" fo:font-weight="bold" officeooo:paragraph-rsid="002f8ff8" style:font-size-asian="20pt" style:font-style-asian="normal" style:font-weight-asian="bold" style:font-size-complex="20pt" style:font-style-complex="normal" style:font-weight-complex="bold"/>
    </style:style>
    <style:style style:name="P18" style:family="paragraph" style:parent-style-name="Standard">
      <style:paragraph-properties fo:text-align="start" style:justify-single-word="false"/>
      <style:text-properties style:text-position="0% 100%" fo:font-size="14pt" fo:font-style="normal" fo:font-weight="normal" officeooo:rsid="002f8ff8" officeooo:paragraph-rsid="002f8ff8" style:font-size-asian="12.25pt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text-position="0% 100%" fo:font-size="14pt" fo:font-style="normal" fo:font-weight="normal" officeooo:paragraph-rsid="002f8ff8" style:font-size-asian="12.25pt" style:font-style-asian="normal" style:font-weight-asian="normal" style:font-size-complex="14pt" style:font-style-complex="normal" style:font-weight-complex="normal"/>
    </style:style>
    <style:style style:name="P20" style:family="paragraph" style:parent-style-name="Table_20_Contents">
      <style:text-properties fo:font-size="14pt" officeooo:rsid="002f8ff8" officeooo:paragraph-rsid="002f8ff8" style:font-size-asian="14pt" style:font-size-complex="14pt"/>
    </style:style>
    <style:style style:name="T1" style:family="text">
      <style:text-properties officeooo:rsid="0019564c"/>
    </style:style>
    <style:style style:name="T2" style:family="text">
      <style:text-properties officeooo:rsid="00227617"/>
    </style:style>
    <style:style style:name="T3" style:family="text">
      <style:text-properties officeooo:rsid="00265b22"/>
    </style:style>
    <style:style style:name="T4" style:family="text">
      <style:text-properties style:text-position="sub 58%"/>
    </style:style>
    <style:style style:name="T5" style:family="text">
      <style:text-properties style:text-position="0% 100%"/>
    </style:style>
    <style:style style:name="T6" style:family="text">
      <style:text-properties style:text-position="0% 100%" style:text-underline-style="none"/>
    </style:style>
    <style:style style:name="T7" style:family="text">
      <style:text-properties style:text-position="0% 100%" officeooo:rsid="002f8ff8"/>
    </style:style>
    <style:style style:name="T8" style:family="text">
      <style:text-properties style:text-position="0% 100%" fo:font-weight="bold" officeooo:rsid="002f8ff8" style:font-weight-asian="bold" style:font-weight-complex="bold"/>
    </style:style>
    <style:style style:name="T9" style:family="text">
      <style:text-properties style:text-position="0% 100%" style:font-name="Liberation Serif1" officeooo:rsid="002f8ff8" style:font-name-asian="Liberation Serif1" style:font-name-complex="Liberation Serif1"/>
    </style:style>
    <style:style style:name="T10" style:family="text">
      <style:text-properties style:text-position="0% 100%" style:font-name="Liberation Serif" officeooo:rsid="002f8ff8" style:font-name-asian="WenQuanYi Micro Hei" style:font-name-complex="Lohit Hindi"/>
    </style:style>
    <style:style style:name="T11" style:family="text">
      <style:text-properties style:text-position="super 58%"/>
    </style:style>
    <style:style style:name="T12" style:family="text">
      <style:text-properties officeooo:rsid="002f8ff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Meataxe-64</text:p>
      <text:p text:style-name="P9"><text:span text:style-name="T2">File Formats</text:span>.</text:p>
      <text:p text:style-name="P7">Richard Parker <text:span text:style-name="T12">9.8</text:span>.201<text:span text:style-name="T12">5</text:span></text:p>
      <text:p text:style-name="P1"/>
      <text:p text:style-name="P10">Section 1 – Introduction</text:p>
      <text:p text:style-name="P2"/>
      <text:p text:style-name="P5"><text:span text:style-name="T12">This document specifies the format of data in files</text:span>.</text:p>
      <text:p text:style-name="P3"/>
      <text:p text:style-name="P11">Section <text:span text:style-name="T1">2</text:span> – <text:span text:style-name="T12">Header block semantics.</text:span></text:p>
      <text:p text:style-name="P4"/>
      <text:p text:style-name="P6">The I/O routines do zero compression and checksum verification automatically, and there is no current pressure, as far as I know, to change this. <text:s/>At the level of the I/O routines <text:span text:style-name="T3">a file starts with five 64-bit words in a header (along with the indication that it is a header). <text:s/>The second word is an application "file type", currently holding 1, 2 or 3. <text:s/>These are the five words that are returned.</text:span></text:p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12">Type</text:p>
          </table:table-cell>
          <table:table-cell table:style-name="Table1.A1" office:value-type="string">
            <text:p text:style-name="P12">Word-2</text:p>
          </table:table-cell>
          <table:table-cell table:style-name="Table1.A1" office:value-type="string">
            <text:p text:style-name="P12">Word-3</text:p>
          </table:table-cell>
          <table:table-cell table:style-name="Table1.A1" office:value-type="string">
            <text:p text:style-name="P12">Word-4</text:p>
          </table:table-cell>
          <table:table-cell table:style-name="Table1.E1" office:value-type="string">
            <text:p text:style-name="P12">Word-5</text:p>
          </table:table-cell>
        </table:table-row>
        <table:table-row>
          <table:table-cell table:style-name="Table1.A2" office:value-type="string">
            <text:p text:style-name="P12"><text:s text:c="2"/>1 - matrix</text:p>
          </table:table-cell>
          <table:table-cell table:style-name="Table1.A2" office:value-type="string">
            <text:p text:style-name="P12">fdef - field order</text:p>
          </table:table-cell>
          <table:table-cell table:style-name="Table1.A2" office:value-type="string">
            <text:p text:style-name="P12">nor - #rows</text:p>
          </table:table-cell>
          <table:table-cell table:style-name="Table1.A2" office:value-type="string">
            <text:p text:style-name="P12">noc = #cols</text:p>
          </table:table-cell>
          <table:table-cell table:style-name="Table1.E2" office:value-type="string">
            <text:p text:style-name="P12">0 - not used</text:p>
          </table:table-cell>
        </table:table-row>
        <table:table-row>
          <table:table-cell table:style-name="Table1.A2" office:value-type="string">
            <text:p text:style-name="P12"><text:s text:c="2"/>2 - bitstring</text:p>
          </table:table-cell>
          <table:table-cell table:style-name="Table1.A2" office:value-type="string">
            <text:p text:style-name="P12">Always 1</text:p>
          </table:table-cell>
          <table:table-cell table:style-name="Table1.A2" office:value-type="string">
            <text:p text:style-name="P12"># bits</text:p>
          </table:table-cell>
          <table:table-cell table:style-name="Table1.A2" office:value-type="string">
            <text:p text:style-name="P12"># set bits</text:p>
          </table:table-cell>
          <table:table-cell table:style-name="Table1.E2" office:value-type="string">
            <text:p text:style-name="P12">0 - not used</text:p>
          </table:table-cell>
        </table:table-row>
        <table:table-row>
          <table:table-cell table:style-name="Table1.A2" office:value-type="string">
            <text:p text:style-name="P20"><text:s text:c="2"/>3 - map</text:p>
          </table:table-cell>
          <table:table-cell table:style-name="Table1.A2" office:value-type="string">
            <text:p text:style-name="P20">Always 1</text:p>
          </table:table-cell>
          <table:table-cell table:style-name="Table1.A2" office:value-type="string">
            <text:p text:style-name="P20"># domain</text:p>
          </table:table-cell>
          <table:table-cell table:style-name="Table1.A2" office:value-type="string">
            <text:p text:style-name="P20"># image</text:p>
          </table:table-cell>
          <table:table-cell table:style-name="Table1.E2" office:value-type="string">
            <text:p text:style-name="P20">0 - not used</text:p>
          </table:table-cell>
        </table:table-row>
      </table:table>
      <text:p text:style-name="P13"/>
      <text:p text:style-name="P17">Section <text:span text:style-name="T12">3</text:span> <text:span text:style-name="T12">Format of matrices</text:span>.</text:p>
      <text:p text:style-name="P15"/>
      <text:p text:style-name="P15">Meataxe-64 finite field formats are defined for all fields of order up to (but not including) 2<text:span text:style-name="T11">64</text:span><text:span text:style-name="T5">. <text:s/>The first format defined is the "field" format, used for holding single field elements in a FELT (field element - actually a</text:span><text:span text:style-name="T7">n unsigned 64-bit integer</text:span><text:span text:style-name="T5">).</text:span> <text:s/>It expresses all elements of such a field as polynomials modulo the Conway polynomial, where a polynomial a<text:span text:style-name="T4">n</text:span><text:span text:style-name="T5">x</text:span><text:span text:style-name="T11">n</text:span><text:span text:style-name="T5"> + ... + a</text:span><text:span text:style-name="T4">0</text:span><text:span text:style-name="T5"> is held as the integer obtained by replacing the indeterminate x in the expression by p - the characteristic. <text:s/>Hence, for example, 3x+4 over a field of characteristic 7 is held as 3.7+4 = 25.</text:span></text:p>
      <text:p text:style-name="P15"/>
      <text:p text:style-name="P15"><text:span text:style-name="T5">Format D is specified in terms of the field format. <text:s/>For fields of order 17 or greater, each FELT is stored in the smallest of uint64, uint32, uint16 or uint8 that can hold every element of the field. <text:s/>In memory (in principle) these are held in machine-endian form, but in practice the code only works on little-endian machines so the statement is currently rather academic. <text:s/>For fields of order q </text:span><text:span text:style-name="T9">≤</text:span><text:span text:style-name="T5"> 1</text:span><text:span text:style-name="T7">6</text:span><text:span text:style-name="T5"> the entries are packed such that a uint8 holds as many as possible with the first vector entry added to q times the second, added to q</text:span><text:span text:style-name="T11">2</text:span><text:span text:style-name="T5"> times the third (q </text:span><text:span text:style-name="T9">≤</text:span><text:span text:style-name="T5"> <text:s/></text:span><text:span text:style-name="T7">5</text:span><text:span text:style-name="T5">) added to q</text:span><text:span text:style-name="T11">3</text:span><text:span text:style-name="T5"> times the fourth (q</text:span><text:span text:style-name="T7"> </text:span><text:span text:style-name="T9">≤</text:span><text:span text:style-name="T7"> <text:s/>4</text:span><text:span text:style-name="T5">) etc.</text:span></text:p>
      <text:p text:style-name="P19">Hence the entries are packed into bytes in a little-endian form. <text:s/>For example, a byte containing 11 over the field of order 3 represents the vector [2 0 1] (2.1+0.3+1.9).</text:p>
      <text:p text:style-name="P15"><text:span text:style-name="T7">As another example,</text:span><text:span text:style-name="T5"> for the field of order 9 each byte holds a number in the range 0-</text:span><text:soft-page-break/><text:span text:style-name="T5">80, each representing two consecutive vector entries - the first plus 9 times the second</text:span><text:span text:style-name="T7">, </text:span><text:span text:style-name="T5">so the vector [ x+1 , 2x ] is converted first to the "field" format, yielding [ 4 , 6 ] and then to format D, yielding 58</text:span><text:span text:style-name="T7"> (</text:span><text:span text:style-name="T8">not</text:span><text:span text:style-name="T7"> 42 . . . the field elements are held little-endian!)</text:span><text:span text:style-name="T5">.</text:span></text:p>
      <text:p text:style-name="P15"><text:span text:style-name="T5">A vector then consists of the minimum number of entries needed to hold it, with zero elements appended to complete the last </text:span><text:span text:style-name="T7">byte if required (for fields of order </text:span><text:span text:style-name="T9">≤</text:span><text:span text:style-name="T10"> 16 only). <text:s/></text:span><text:span text:style-name="T5">Hence, for small fields, a vector may consist of any number of bytes, so that</text:span><text:span text:style-name="T7">, for example, </text:span><text:span text:style-name="T5">each vector of dimension 12 over GF(3) occupies three bytes.</text:span></text:p>
      <text:p text:style-name="P18"/>
      <text:p text:style-name="P16">Section <text:span text:style-name="T12">4</text:span> – <text:span text:style-name="T12">"map" type.</text:span></text:p>
      <text:p text:style-name="P13"/>
      <text:p text:style-name="P14"><text:span text:style-name="T6">The map type, frequently used for permutations, holds a map from . . .</text:span></text:p>
      <text:p text:style-name="P14"/>
      <text:p text:style-name="P14"><text:span text:style-name="T6">The domain set {0,1,2, . . . ,&lt;#domain-1&gt;} <text:s text:c="5"/>to</text:span></text:p>
      <text:p text:style-name="P14"><text:span text:style-name="T6">The image set {0,1,2, . . . ,&lt;#image-1&gt; }</text:span></text:p>
      <text:p text:style-name="P14"/>
      <text:p text:style-name="P14"><text:span text:style-name="T6">It should be noticed that previous meataxe systems used permutations on points numbered from 1. <text:s/>zcv therefore subtracts 1 from all point numbers and zpr adds 1.</text:span></text:p>
      <text:p text:style-name="P14"/>
      <text:p text:style-name="P14"><text:span text:style-name="T6">Each entry occupies 8 bytes in a little-endian fashio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1" svg:font-family="'Liberation Serif'" style:font-family-generic="roman"/>
    <style:font-face style:name="DejaVu Sans Mono" svg:font-family="'DejaVu Sans Mono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Teletype" style:family="text">
      <style:text-properties style:font-name="DejaVu Sans Mono" fo:font-family="'DejaVu Sans Mono'" style:font-family-generic="modern" style:font-pitch="fixed" style:font-name-asian="WenQuanYi Micro Hei1" style:font-family-asian="'WenQuanYi Micro Hei'" style:font-family-generic-asian="modern" style:font-pitch-asian="fixed" style:font-name-complex="DejaVu Sans Mono" style:font-family-complex="'DejaVu Sans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cm" style:num-format="1" style:print-orientation="portrait" fo:margin-top="1cm" fo:margin-bottom="1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 </meta:initial-creator>
    <meta:creation-date>2011-11-26T16:26:49</meta:creation-date>
    <dc:date>2015-08-09T08:56:13.056147084</dc:date>
    <meta:editing-duration>PT23H36M54S</meta:editing-duration>
    <meta:editing-cycles>134</meta:editing-cycles>
    <meta:generator>LibreOffice/4.2.8.2$Linux_X86_64 LibreOffice_project/420m0$Build-2</meta:generator>
    <meta:printed-by>User </meta:printed-by>
    <meta:print-date>2012-08-06T12:45:35</meta:print-date>
    <meta:document-statistic meta:table-count="1" meta:image-count="0" meta:object-count="0" meta:page-count="2" meta:paragraph-count="39" meta:word-count="595" meta:character-count="3196" meta:non-whitespace-character-count="2612"/>
  </office:meta>
</office:document-meta>
</file>